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M</mi>
            <mrow>
              <mi/>
              <mo stretchy="false">=</mo>
              <mi/>
            </mrow>
            <mrow>
              <munder>
                <mo stretchy="false">∑</mo>
                <mi>i</mi>
              </munder>
              <mo stretchy="false">Δ</mo>
            </mrow>
            <msub>
              <mi>m</mi>
              <mi>i</mi>
            </msub>
            <mrow>
              <mi/>
              <mo stretchy="false">=</mo>
              <mi/>
            </mrow>
            <mrow>
              <munder>
                <mo stretchy="false">∑</mo>
                <mi>i</mi>
              </munder>
              <mrow>
                <mfrac>
                  <mrow>
                    <mo stretchy="false">Δ</mo>
                    <msub>
                      <mi>m</mi>
                      <mi>i</mi>
                    </msub>
                  </mrow>
                  <mrow>
                    <mo stretchy="false">Δ</mo>
                    <msub>
                      <mi>V</mi>
                      <mi>i</mi>
                    </msub>
                  </mrow>
                </mfrac>
              </mrow>
            </mrow>
            <mo stretchy="false">Δ</mo>
            <msub>
              <mi>V</mi>
              <mi>i</mi>
            </msub>
          </mrow>
        </mtd>
      </mtr>
      <mtr>
        <mtd>
          <mrow>
            <mo stretchy="false">Δ</mo>
            <msub>
              <mi>V</mi>
              <mi>i</mi>
            </msub>
            <mi/>
            <mo stretchy="false">→</mo>
            <mi/>
            <mn>0</mn>
            <mi/>
            <mo stretchy="false">⇒</mo>
            <mi/>
            <mo stretchy="false">Δ</mo>
            <msub>
              <mi>m</mi>
              <mi>i</mi>
            </msub>
            <mi/>
            <mo stretchy="false">→</mo>
            <mi/>
            <mn>0</mn>
          </mrow>
        </mtd>
      </mtr>
      <mtr>
        <mtd>
          <mrow>
            <mtext>Massendichte: </mtext>
            <mi/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>
                <mi>lim</mi>
                <mrow>
                  <mo stretchy="false">Δ</mo>
                  <mi>V</mi>
                  <mi/>
                  <mo stretchy="false">→</mo>
                  <mi/>
                  <mn>0</mn>
                </mrow>
              </munder>
              <mrow>
                <mfrac>
                  <mrow>
                    <mo stretchy="false">Δ</mo>
                    <mi>m</mi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</mrow>
                      <mo stretchy="false">)</mo>
                    </mrow>
                  </mrow>
                  <mrow>
                    <mo stretchy="false">Δ</mo>
                    <mi>V</mi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sup>
              <mtext>d</mtext>
              <mn>3</mn>
            </msup>
            <mi>r</mi>
            <mrow>
              <mi/>
              <mo stretchy="false">=</mo>
              <mi/>
            </mrow>
            <mtext>Masse im Volumenelement</mtext>
          </mrow>
        </mtd>
      </mtr>
      <mtr>
        <mtd>
          <mrow>
            <mi/>
            <msup>
              <mtext>d</mtext>
              <mn>3</mn>
            </msup>
            <mi>r</mi>
            <mrow>
              <mi/>
              <mo stretchy="false">=</mo>
              <mi/>
            </mrow>
            <mtext>d</mtext>
            <mi>x</mi>
            <mtext> d</mtext>
            <mi>y</mi>
            <mtext> d</mtext>
            <mi>z</mi>
            <mtext> um 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o stretchy="false">(</mo>
              <mrow>
                <mi>x</mi>
                <mi>,</mi>
                <mi>y</mi>
                <mi>,</mi>
                <mi>z</mi>
              </mrow>
              <mo stretchy="false">)</mo>
            </mrow>
          </mrow>
        </mtd>
      </mtr>
      <mtr>
        <mtd>
          <mrow>
            <mphantom>
              <mstyle>
                <mrow>
                  <mn>.</mn>
                </mrow>
              </mstyle>
            </mphantom>
            <mtext>Gesamtmasse: </mtext>
            <mi>M</mi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r</mi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phantom>
              <mstyle>
                <mrow>
                  <mn>.</mn>
                </mrow>
              </mstyle>
            </mphantom>
          </mrow>
        </mtd>
      </mtr>
      <mtr>
        <mtd>
          <mrow>
            <mphantom>
              <mstyle>
                <mrow>
                  <mn>.</mn>
                </mrow>
              </mstyle>
            </mphantom>
            <mtext>Schwerpunkt: </mtext>
            <mstyle mathvariant="bold">
              <mrow>
                <mi>R</mi>
              </mrow>
            </mstyle>
            <mrow>
              <mi/>
              <mo stretchy="false">=</mo>
              <mi/>
            </mrow>
            <mfrac>
              <mn>1</mn>
              <mi>M</mi>
            </mfrac>
            <mrow>
              <mo stretchy="false">∫</mo>
              <msup>
                <mtext>d</mtext>
                <mn>3</mn>
              </msup>
            </mrow>
            <mi>r</mi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style mathvariant="bold">
              <mrow>
                <mi>r</mi>
              </mrow>
            </mstyle>
          </mrow>
        </mtd>
      </mtr>
      <mtr>
        <mtd>
          <mrow>
            <mphantom>
              <mstyle>
                <mrow>
                  <mn>.</mn>
                </mrow>
              </mstyle>
            </mphantom>
            <mtext>Gesamtimpuls: </mtext>
            <mstyle mathvariant="bold">
              <mrow>
                <mi>P</mi>
              </mrow>
            </mstyle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r</mi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row>
              <mover accent="true">
                <mstyle mathvariant="bold">
                  <mrow>
                    <mi>r</mi>
                  </mrow>
                </mstyle>
                <mo stretchy="false">˙</mo>
              </mover>
            </mrow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M `=` sum from i %DELTA m_i `=` sum from i {{%DELTA m_i} over {%DELTA V_i}} %DELTA V_i newline
%DELTA V_i ` rightarrow ` 0 ~ drarrow ~ %DELTA m_i ` rightarrow ` 0 newline
"Massendichte: " ` %ivarrho (bold r) `=` lim from {%DELTA V ` rightarrow ` 0} {{%DELTA m (bold r)} over {%DELTA V (bold r)}} newline
%ivarrho (bold r) "d"^3 r `=` "Masse im Volumenelement" newline
~~~~~~ "d"^3 r `=` "d"x" d"y" d"z" um " bold r `=` (x,y,z) newline
phantom .  "Gesamtmasse: " M `=` int "d"^3 r %ivarrho (bold r) ~~~`` phantom . newline
phantom . "Schwerpunkt: " bold R `=` 1 over M int "d"^3 r %ivarrho (bold r) bold r newline
phantom . "Gesamtimpuls: " bold P `=` int "d"^3 r %ivarrho (bold r) ` {dot bold r}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10:47.466000000</meta:creation-date>
    <meta:generator>LibreOffice/4.1.4.2$Windows_x86 LibreOffice_project/0a0440ccc0227ad9829de5f46be37cfb6edcf72</meta:generator>
  </office:meta>
</office:document-meta>
</file>